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8pt" style:font-size-asian="18pt" style:font-name-complex="Times New Roman1" style:font-size-complex="18pt"/>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style:text-properties style:font-name="Times New Roman" fo:font-size="18pt" fo:font-weight="bold" style:font-size-asian="18pt" style:font-weight-asian="bold" style:font-name-complex="Times New Roman1" style:font-size-complex="18pt" style:font-weight-complex="bold"/>
    </style:style>
    <style:style style:name="P4" style:family="paragraph" style:parent-style-name="Standard" style:master-page-name="Standard">
      <style:paragraph-properties fo:margin-top="0cm" fo:margin-bottom="0cm" loext:contextual-spacing="false" fo:line-height="100%" style:page-number="auto"/>
    </style:style>
    <style:style style:name="T1" style:family="text">
      <style:text-properties style:font-name="Times New Roman" fo:font-size="18pt" fo:font-style="italic" fo:font-weight="bold" style:font-size-asian="18pt" style:font-style-asian="italic" style:font-weight-asian="bold" style:font-name-complex="Times New Roman1" style:font-size-complex="18pt" style:font-style-complex="italic" style:font-weight-complex="bold"/>
    </style:style>
    <style:style style:name="T2" style:family="text">
      <style:text-properties style:font-name="Times New Roman" fo:font-size="18pt" style:font-size-asian="18pt" style:font-name-complex="Times New Roman1" style:font-size-complex="18pt"/>
    </style:style>
    <style:style style:name="T3" style:family="text">
      <style:text-properties style:font-name="Times New Roman" fo:font-size="18pt" fo:font-weight="bold" style:font-size-asian="18pt" style:font-weight-asian="bold" style:font-name-complex="Times New Roman1" style:font-size-complex="18pt"/>
    </style:style>
    <style:style style:name="T4" style:family="text">
      <style:text-properties style:font-name="Times New Roman" fo:font-size="18pt" fo:font-weight="bold" style:font-size-asian="18pt" style:font-weight-asian="bold" style:font-name-complex="Times New Roman1"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start text:name="_GoBack"/><text:span text:style-name="T1">Lars Pekka, lång</text:span></text:p>
      <text:p text:style-name="P2"><text:span text:style-name="T2">Polarfönsterin uusi omistaja lähtee etenemhään </text:span></text:p>
      <text:p text:style-name="P2"><text:span text:style-name="T2">"Met emmä ole ostanheet liikettä vain hallitheen sitä” <text:s/></text:span></text:p>
      <text:p text:style-name="P2"><text:span text:style-name="T2">KORPILOMBOLO</text:span></text:p>
      <text:p text:style-name="P2"><text:span text:style-name="T4">– </text:span><text:span text:style-name="T3">Met emmä ole ostanheet liikettä vain hallitheen sitä</text:span><text:span text:style-name="T4"> – met lähemä etenemhään! Met lissäämä liikheesheen kokemusta ja ossaamista. Laatuklasit Korpilombolosta lähtevä uusile myyntimarkkinoile, uuet Polarfönsterin omistajat sanova, se ko oon unelmaliike harva-asutusperän kunnale. <text:s/></text:span></text:p>
      <text:p text:style-name="P2"><text:span text:style-name="T2">Polarfönster AB Korpilombolossa oon tehny klasia 70 vuotta. Viimisimmät vuosikymmenet liike oon vuosittain jumputtannu miljoonavoittoja, joitaki harvoja vuosia räknäämättä. Sillä oon ollu eri omistajia, muun rinnala Älvsbyhus, Gunnar</text:span></text:p>
      <text:p text:style-name="P2"><text:span text:style-name="T2">Nyberg ja viimisiin Mikael Tinglöf – ja kaikin oon olheet yhtä eteviä. <text:s/></text:span></text:p>
      <text:p text:style-name="P2"><text:span text:style-name="T2">Esimerkiksi kahtena menheenä vuona Polarfönster teki yli yhentoista miljoonan voiton ja liikheenvaihto oli 30-35 miljoonaa kruunua – voittomarkinaali 17 prosenttia. Kuluvan vuen liikheenvaihto viittaa yli 40:n miljoonan kruunun. <text:s/></text:span></text:p>
      <text:p text:style-name="P2"><text:span text:style-name="T2">Kaikki omistajat oon antanheet kolme pääselitystä menestyksele. Ensin: vallan hyviä ammattimiehiä ja luotettavia yhtheistyöläisiä värstassa. Toiseksi: tehokas tuotantoprosessi. Kolmas: raaka-aine, joka oon hithaasti kasuavvaa yinpuuta, jossa oon luonolinen lahoamisvastustava imetys. </text:span></text:p>
      <text:p text:style-name="P2"><text:span text:style-name="T4"><text:line-break/>"Laatuklasia"</text:span></text:p>
      <text:p text:style-name="P2"><text:span text:style-name="T2">– Saattaa lissäämättä sanoa, ette met tehemä korkeanlaatusia klasia vallan kilpailukykysheen hinthaan, sanova John Sandström ja Tomas Korvi, kaks osaomistaijaa, jokka kummatki oon kokoaikasesti töissä Polarfönsterissä. <text:s/></text:span></text:p>
      <text:p text:style-name="P2"><text:span text:style-name="T2">Kolmas osaomistaja, Kari Huotari, ei ollu paikan päälä ko Haaparannanlehti kävi fapriikissä. <text:s/></text:span></text:p>
      <text:p text:style-name="P2"><text:span text:style-name="T2">Uuet omistajat lissäävä liikheesheen yrittämistä, markkinointitietoja ja kauppa- ja puutavaraossaamista. <text:s/>Vt John Sandströmillä oon kunnon puutavaranossaamista ja se oon ollu puuteolisuuen kauppakehityspuohissa kohta 20 vuotta. <text:s/></text:span></text:p>
      <text:p text:style-name="P2"><text:span text:style-name="T2">Tomas Korvila oon paljon kokemusta markkinointi- ja kauppakehityspuolela, monen kauppahaaran vientipuolela. <text:s/></text:span></text:p>
      <text:p text:style-name="P2"><text:span text:style-name="T2">Kari Huotari oon myötä monessa liikheessä, omistajana ja hallituksen jäsenennä ja sillä oon taustana pyki-, talotila- ja ulkomaankauppapuoli. Tärkeä hammasratas oon tuotantopäälikkö, joka monen vuen aikana oon kehittänny liikheen tuotanon tehokhaaksi prosessiksi. <text:s/></text:span></text:p>
      <text:p text:style-name="P3"/>
      <text:p text:style-name="P2"><text:span text:style-name="T4">"Meilä oon kaikki eelytykset” <text:s/></text:span></text:p>
      <text:p text:style-name="P2"><text:span text:style-name="T2">– Jos tähhään lissää meän 20 vallan ossaavaa ja innottunutta yhtheistyökumppania niin tuntuu siltä, ette meilä oon kaikki mitä tarvithaan kasuamista ja jatkuvaa kannattamista varten, John Sandström sannoo. Met halvama kans lissää vaimonpuolia liikheesheen luoaksemme tasapainoa ja hyviä eelytyksiä.</text:span></text:p>
      <text:p text:style-name="P2"><text:span text:style-name="T2"><text:s/>– Älvsbyhus vastaa yli puolesta liikheenvaihtosta. 15-20 prosenttia oon tillauksia netin kautta. Suoranaisostajat Ruottissa oon iso ostajaluokka, johonka met satsaama, sannoo <text:s text:c="2"/>Tomas Korvi.</text:span></text:p>
      <text:p text:style-name="P2"><text:span text:style-name="T2">– Polarfönsterillä oon monta markkinaossaa, joissa oon uusia maholisuuksia, muun rinnala pienehköjä talonrakentajia ja isompia pykiliikheitä. Suomi ja Norja oon kans kiinostavia, sannoo Tomas Korvi.</text:span></text:p>
      <text:p text:style-name="P2"><text:span text:style-name="T2">Pohjos-Ruottissa kunnanraatit ja elinkeinopääliköt oon vuosikymmeniä puhuhneet työpaikkojen hommaamisesta sitä tietä, ette jalostethaan hithaasti kasuavva Norlannin puutavaraa, mutta jalostaminen oon toistaseksi enniiten tapahtunnu Etelä-Ruottissa. Polarfönster oon loistava poikkeus, joka sen lisäksi harvoin oon rasittannu työvälitystä ja kuntaa kriisilä ja irtisanomisen varotuksila – periaathessa vain työlistämisellä. </text:span></text:p>
      <text:p text:style-name="P2"><text:span text:style-name="T1">Lars Pekka, namn</text:span></text:p>
      <text:p text:style-name="P2"><text:span text:style-name="T2">FI – Yinpuu meän klasissa oon suuri menestystekijä meile, sannoo Stefan Grankulla, Polarfönsterin tuotantopäälikkö.</text:span></text:p>
      <text:p text:style-name="P2"><text:span text:style-name="T4">Bild: Korvi Tomas Polarfönster.jpg </text:span><text:span text:style-name="T2">87</text:span></text:p>
      <text:p text:style-name="P2"><text:span text:style-name="T1">Lars Pekka, namn</text:span></text:p>
      <text:p text:style-name="P2"><text:soft-page-break/><text:span text:style-name="T2">FI – Maholisuuet lisätä meän markkinoita oon suuret, sannoo markkinoinista vastaava Tomas Korvi.</text:span></text:p>
      <text:p text:style-name="P2"><text:span text:style-name="T4">Bild: Kärnvirke fönsterkarm.jpg </text:span><text:span text:style-name="T2">109</text:span></text:p>
      <text:p text:style-name="P2"><text:span text:style-name="T1">Lars Pekka, namn</text:span></text:p>
      <text:p text:style-name="P2"><text:span text:style-name="T2">FI Yinpuu (tummempi osa puussa) antaa klasipookale luonolisen imetyksen ja lahoamisen vastustuskyvyn. <text:s/></text:span></text:p>
      <text:p text:style-name="Standard"><text:span text:style-name="T2"><text:s/></text:span></text:p>
      <text:p text:style-name="P1"/>
      <text:p text:style-name="Standard"><text:span text:style-name="T2">Meänkielennös: Bengt Pohjanen</text:span></text:p>
      <text:p text:style-name="Standard"><text:span text:style-name="T2">Ekale: Meän yinpuusta hyvvää klasipookaa</text:span><text:bookmark-end text:name="_GoBac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engt</meta:initial-creator>
    <dc:creator>Bengt</dc:creator>
    <meta:editing-cycles>10</meta:editing-cycles>
    <meta:creation-date>2016-05-03T05:23:00</meta:creation-date>
    <dc:date>2016-05-07T18:00:00</dc:date>
    <meta:editing-duration>PT1H50M</meta:editing-duration>
    <meta:generator>LibreOffice/6.4.6.2$Linux_X86_64 LibreOffice_project/40$Build-2</meta:generator>
    <meta:document-statistic meta:table-count="0" meta:image-count="0" meta:object-count="0" meta:page-count="2" meta:paragraph-count="31" meta:word-count="446" meta:character-count="3806" meta:non-whitespace-character-count="334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